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8ec" officeooo:paragraph-rsid="00185c3b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officeooo:paragraph-rsid="0010b024"/>
    </style:style>
    <style:style style:name="P7" style:family="paragraph" style:parent-style-name="Standard">
      <style:text-properties officeooo:paragraph-rsid="0010b8ec"/>
    </style:style>
    <style:style style:name="P8" style:family="paragraph" style:parent-style-name="Heading_20_1">
      <style:text-properties fo:color="#004586" style:font-name="Linux Libertine O" style:font-weight-complex="600"/>
    </style:style>
    <style:style style:name="P9" style:family="paragraph" style:parent-style-name="Standard">
      <style:text-properties style:font-name="Linux Libertine O" officeooo:rsid="0010b024" officeooo:paragraph-rsid="0010b024"/>
    </style:style>
    <style:style style:name="P10" style:family="paragraph" style:parent-style-name="Standard">
      <style:text-properties style:font-name="Linux Libertine O" officeooo:rsid="002991c7" officeooo:paragraph-rsid="002991c7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65056"/>
    </style:style>
    <style:style style:name="T4" style:family="text">
      <style:text-properties officeooo:rsid="00167faa"/>
    </style:style>
    <style:style style:name="T5" style:family="text">
      <style:text-properties officeooo:rsid="00185c3b"/>
    </style:style>
    <style:style style:name="T6" style:family="text">
      <style:text-properties officeooo:rsid="0020ac3b"/>
    </style:style>
    <style:style style:name="T7" style:family="text">
      <style:text-properties style:font-name="Linux Libertine O" officeooo:rsid="0010b024"/>
    </style:style>
    <style:style style:name="T8" style:family="text">
      <style:text-properties style:font-name="Linux Libertine O" officeooo:rsid="0020ac3b"/>
    </style:style>
    <style:style style:name="T9" style:family="text">
      <style:text-properties style:font-name="Linux Libertine O" officeooo:rsid="00122d36"/>
    </style:style>
    <style:style style:name="T10" style:family="text">
      <style:text-properties style:font-name="Linux Libertine O" officeooo:rsid="0010b8ec"/>
    </style:style>
    <style:style style:name="T11" style:family="text">
      <style:text-properties style:font-name="Linux Libertine O" officeooo:rsid="00165056"/>
    </style:style>
    <style:style style:name="T12" style:family="text">
      <style:text-properties style:font-name="Linux Libertine O" officeooo:rsid="00227209"/>
    </style:style>
    <style:style style:name="T13" style:family="text">
      <style:text-properties style:font-name="Linux Libertine O" officeooo:rsid="00236705"/>
    </style:style>
    <style:style style:name="T14" style:family="text">
      <style:text-properties style:font-name="Linux Libertine O" officeooo:rsid="00250fa4"/>
    </style:style>
    <style:style style:name="T15" style:family="text">
      <style:text-properties style:font-name="Linux Libertine O" officeooo:rsid="00267b7b"/>
    </style:style>
    <style:style style:name="T16" style:family="text">
      <style:text-properties style:font-name="Linux Libertine O" officeooo:rsid="002991c7"/>
    </style:style>
    <style:style style:name="T17" style:family="text">
      <style:text-properties officeooo:rsid="00227209"/>
    </style:style>
    <style:style style:name="T18" style:family="text">
      <style:text-properties officeooo:rsid="00245d61"/>
    </style:style>
    <style:style style:name="T19" style:family="text">
      <style:text-properties officeooo:rsid="00267b7b"/>
    </style:style>
    <style:style style:name="T20" style:family="text">
      <style:text-properties fo:font-size="18.2000007629395pt" style:font-size-asian="18.2000007629395pt" style:font-size-complex="18.2000007629395pt"/>
    </style:style>
    <style:style style:name="T21" style:family="text">
      <style:text-properties fo:font-size="18.2000007629395pt" officeooo:rsid="00267b7b" style:font-size-asian="18.2000007629395pt" style:font-size-complex="18.2000007629395pt"/>
    </style:style>
    <style:style style:name="T22" style:family="text">
      <style:text-properties fo:font-size="18.2000007629395pt" officeooo:rsid="0020ac3b" style:font-size-asian="18.2000007629395pt" style:font-size-complex="18.200000762939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20">Apple Crumble (6</text:span><text:span text:style-name="T21">+</text:span><text:span text:style-name="T20"> portions; </text:span><text:span text:style-name="T22">1h 15min</text:span><text:span text:style-name="T20">)</text:span></text:h>
      <text:p text:style-name="P7"><text:span text:style-name="T16">Uses an oven dish </text:span><text:span text:style-name="T10">20cm in diameter and 8cm deep, </text:span><text:span text:style-name="T11">or equivalent</text:span><text:span text:style-name="T10">. </text:span><text:span text:style-name="T14">A</text:span><text:span text:style-name="T12"> lid is good for refrigerating remaining portions.</text:span></text:p>
      <text:p text:style-name="P3"/>
      <text:p text:style-name="P1">For the fruit</text:p>
      <text:p text:style-name="P6"><text:span text:style-name="T15">4</text:span><text:span text:style-name="T7"> </text:span><text:span text:style-name="T15">eating</text:span><text:span text:style-name="T7"> apples </text:span><text:span text:style-name="T15">or 2-3 eating apples and 1 large bramley</text:span></text:p>
      <text:p text:style-name="P5"><text:span text:style-name="T6">3</text:span>0g muscovado/soft dark brown sugar <text:span text:style-name="T17">(</text:span><text:span text:style-name="T19">35</text:span><text:span text:style-name="T17">g if using cooking apples)</text:span></text:p>
      <text:p text:style-name="P6"><text:span text:style-name="T7">1 </text:span><text:span text:style-name="T8">teas</text:span><text:span text:style-name="T7">poon butter/spread</text:span></text:p>
      <text:p text:style-name="P5">1 heaped <text:span text:style-name="T6">t</text:span>easpoon cinnamon</text:p>
      <text:p text:style-name="P5">½ teaspoon nutmeg</text:p>
      <text:p text:style-name="P5">250g frozen mixed berries</text:p>
      <text:p text:style-name="P10">Experimental proposal: fresh root ginger??</text:p>
      <text:p text:style-name="P5"/>
      <text:p text:style-name="P5"/>
      <text:p text:style-name="P6"><text:span text:style-name="T7">Peel the </text:span><text:span text:style-name="T8">cooking </text:span><text:span text:style-name="T7">apples. </text:span><text:span text:style-name="T8">Q</text:span><text:span text:style-name="T7">uarter </text:span><text:span text:style-name="T8">all the apples</text:span><text:span text:style-name="T7">, cut ou</text:span><text:span text:style-name="T9">t</text:span><text:span text:style-name="T7"> the cores, and chop into 2cm chunks.</text:span></text:p>
      <text:p text:style-name="P5"/>
      <text:p text:style-name="P3">On the hob (low heat) stir together the apples, butter, sugar, and spices for about 10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frozen berries.</text:p>
      <text:p text:style-name="P3">Empty into the oven dish if <text:span text:style-name="T19">using one</text:span>.</text:p>
      <text:p text:style-name="P5"/>
      <text:p text:style-name="P2">For the crumble</text:p>
      <text:p text:style-name="P5">300g plain flour</text:p>
      <text:p text:style-name="P5">1<text:span text:style-name="T18">45</text:span>g butter</text:p>
      <text:p text:style-name="P5"><text:span text:style-name="T19">80</text:span>g oats</text:p>
      <text:p text:style-name="P5"><text:span text:style-name="T19">35</text:span>g demerara/brown sugar</text:p>
      <text:p text:style-name="P5">1 <text:span text:style-name="T6">rounded </text:span>teaspoon cinnamon</text:p>
      <text:p text:style-name="P5"/>
      <text:p text:style-name="P5"/>
      <text:p text:style-name="P5">Rub the butter and flour together until it’s evenly crumbly and there are no <text:span text:style-name="T19">butter</text:span> lumps.</text:p>
      <text:p text:style-name="P5">Stir in the oats, <text:span text:style-name="T3">cinnamon, and</text:span> sugar.</text:p>
      <text:p text:style-name="P3">Pour evenly over the apples <text:span text:style-name="T4">(</text:span>don’t press it down<text:span text:style-name="T4">)</text:span>.</text:p>
      <text:p text:style-name="P5"/>
      <text:p text:style-name="P2">For the <text:span text:style-name="T1">cooking and </text:span>topping</text:p>
      <text:p text:style-name="P6"><text:span text:style-name="T13">10</text:span><text:span text:style-name="T7">g demerara/brown sugar</text:span></text:p>
      <text:p text:style-name="P5"><text:span text:style-name="T1">H</text:span>andful of flaked almonds</text:p>
      <text:p text:style-name="P5"/>
      <text:p text:style-name="P5"/>
      <text:p text:style-name="P3">Sprinkle the sugar over the crumble.</text:p>
      <text:p text:style-name="P4">Oven for about 45min on Gas <text:span text:style-name="T19">6</text:span>/<text:span text:style-name="T5">1</text:span><text:span text:style-name="T19">95</text:span><text:span text:style-name="T5">℃ electric/1</text:span><text:span text:style-name="T19">85</text:span><text:span text:style-name="T5">℃ fan</text:span>.</text:p>
      <text:p text:style-name="P3">Sprinkle the almonds over the top about 3min from the end.</text:p>
      <text:p text:style-name="P5"/>
      <text:p text:style-name="P2"><text:span text:style-name="T3">For</text:span> reheat<text:span text:style-name="T3">ing</text:span></text:p>
      <text:p text:style-name="P3">About 1<text:span text:style-name="T19">½ </text:span>m<text:span text:style-name="T19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12-11T21:11:32.439247075</dc:date>
    <meta:editing-duration>PT30M2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61" meta:character-count="1499" meta:non-whitespace-character-count="1270"/>
  </office:meta>
</office:document-meta>
</file>